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bject</text:p>
          </table:table-cell>
          <table:table-cell table:style-name="ce2" office:value-type="float" office:value="0.000000010298534" calcext:value-type="float">
            <text:p>1.03E-08</text:p>
          </table:table-cell>
          <table:table-cell table:style-name="ce2" office:value-type="float" office:value="0.919858212" calcext:value-type="float">
            <text:p>9.20E-01</text:p>
          </table:table-cell>
          <table:table-cell office:value-type="float" office:value="1.04719988" calcext:value-type="float">
            <text:p>1.047199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/>
          <table:table-cell office:value-type="string" calcext:value-type="string">
            <text:p>moveit_pose</text:p>
          </table:table-cell>
          <table:table-cell office:value-type="float" office:value="1.2933111826" calcext:value-type="float">
            <text:p>1.2933111826</text:p>
          </table:table-cell>
          <table:table-cell office:value-type="float" office:value="0.228804380957" calcext:value-type="float">
            <text:p>0.228804381</text:p>
          </table:table-cell>
          <table:table-cell office:value-type="float" office:value="0.107316367989" calcext:value-type="float">
            <text:p>0.1073163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zebo_pose</text:p>
          </table:table-cell>
          <table:table-cell office:value-type="float" office:value="1.1840279476" calcext:value-type="float">
            <text:p>1.1840279476</text:p>
          </table:table-cell>
          <table:table-cell office:value-type="float" office:value="0.459763194133" calcext:value-type="float">
            <text:p>0.4597631941</text:p>
          </table:table-cell>
          <table:table-cell office:value-type="float" office:value="1.12838944654" calcext:value-type="float">
            <text:p>1.1283894465</text:p>
          </table:table-cell>
          <table:table-cell office:value-type="float" office:value="1.27287129272" calcext:value-type="float">
            <text:p>1.27287129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oveit_pose</text:p>
          </table:table-cell>
          <table:table-cell office:value-type="float" office:value="0.252609217037" calcext:value-type="float">
            <text:p>0.252609217</text:p>
          </table:table-cell>
          <table:table-cell office:value-type="float" office:value="0.451881308927" calcext:value-type="float">
            <text:p>0.4518813089</text:p>
          </table:table-cell>
          <table:table-cell office:value-type="float" office:value="0.969804374915" calcext:value-type="float">
            <text:p>0.96980437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zebo_pose</text:p>
          </table:table-cell>
          <table:table-cell office:value-type="float" office:value="0.143066775611" calcext:value-type="float">
            <text:p>0.1430667756</text:p>
          </table:table-cell>
          <table:table-cell office:value-type="float" office:value="0.346177250382" calcext:value-type="float">
            <text:p>0.3461772504</text:p>
          </table:table-cell>
          <table:table-cell office:value-type="float" office:value="1.86228346807" calcext:value-type="float">
            <text:p>1.8622834681</text:p>
          </table:table-cell>
          <table:table-cell office:value-type="float" office:value="1.00694548349" calcext:value-type="float">
            <text:p>1.00694548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y_low_limit</text:p>
          </table:table-cell>
          <table:table-cell office:value-type="string" calcext:value-type="string">
            <text:p>moveit_pose</text:p>
          </table:table-cell>
          <table:table-cell office:value-type="float" office:value="0.252591608177" calcext:value-type="float">
            <text:p>0.2525916082</text:p>
          </table:table-cell>
          <table:table-cell office:value-type="float" office:value="0.294117685374" calcext:value-type="float">
            <text:p>0.2941176854</text:p>
          </table:table-cell>
          <table:table-cell office:value-type="float" office:value="0.9744307687" calcext:value-type="float">
            <text:p>0.97443076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zebo_pose</text:p>
          </table:table-cell>
          <table:table-cell office:value-type="float" office:value="0.14305403905" calcext:value-type="float">
            <text:p>0.1430540391</text:p>
          </table:table-cell>
          <table:table-cell office:value-type="float" office:value="0.188391079257" calcext:value-type="float">
            <text:p>0.1883910793</text:p>
          </table:table-cell>
          <table:table-cell office:value-type="float" office:value="1.86691487585" calcext:value-type="float">
            <text:p>1.8669148759</text:p>
          </table:table-cell>
          <table:table-cell office:value-type="float" office:value="1.10789949991" calcext:value-type="float">
            <text:p>1.10789949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_up_limit</text:p>
          </table:table-cell>
          <table:table-cell office:value-type="string" calcext:value-type="string">
            <text:p>moveit_pose</text:p>
          </table:table-cell>
          <table:table-cell office:value-type="float" office:value="0.252646902501" calcext:value-type="float">
            <text:p>0.2526469025</text:p>
          </table:table-cell>
          <table:table-cell office:value-type="float" office:value="1.19791809363" calcext:value-type="float">
            <text:p>1.1979180936</text:p>
          </table:table-cell>
          <table:table-cell office:value-type="float" office:value="0.712373183634" calcext:value-type="float">
            <text:p>0.7123731836</text:p>
          </table:table-cell>
          <table:table-cell/>
        </table:table-row>
        <table:table-row table:style-name="ro1">
          <table:table-cell office:value-type="string" calcext:value-type="string">
            <text:p>yz_up_limit</text:p>
          </table:table-cell>
          <table:table-cell office:value-type="string" calcext:value-type="string">
            <text:p>gazebo_pose</text:p>
          </table:table-cell>
          <table:table-cell office:value-type="float" office:value="0.142925742932" calcext:value-type="float">
            <text:p>0.1429257429</text:p>
          </table:table-cell>
          <table:table-cell office:value-type="float" office:value="1.09234976715" calcext:value-type="float">
            <text:p>1.0923497672</text:p>
          </table:table-cell>
          <table:table-cell office:value-type="float" office:value="1.60476794822" calcext:value-type="float">
            <text:p>1.6047679482</text:p>
          </table:table-cell>
          <table:table-cell office:value-type="float" office:value="0.60088539416" calcext:value-type="float">
            <text:p>0.600885394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yz_up_limit</text:p>
          </table:table-cell>
          <table:table-cell office:value-type="string" calcext:value-type="string">
            <text:p>moveit_pose</text:p>
          </table:table-cell>
          <table:table-cell office:value-type="float" office:value="0.253110532308" calcext:value-type="float">
            <text:p>0.2531105323</text:p>
          </table:table-cell>
          <table:table-cell office:value-type="float" office:value="0.794362555074" calcext:value-type="float">
            <text:p>0.7943625551</text:p>
          </table:table-cell>
          <table:table-cell office:value-type="float" office:value="1.08122709854" calcext:value-type="float">
            <text:p>1.08122709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zebo_pose</text:p>
          </table:table-cell>
          <table:table-cell office:value-type="float" office:value="0.143541933598" calcext:value-type="float">
            <text:p>0.1435419336</text:p>
          </table:table-cell>
          <table:table-cell office:value-type="float" office:value="0.688663272025" calcext:value-type="float">
            <text:p>0.688663272</text:p>
          </table:table-cell>
          <table:table-cell office:value-type="float" office:value="1.9736897435" calcext:value-type="float">
            <text:p>1.9736897435</text:p>
          </table:table-cell>
          <table:table-cell office:value-type="float" office:value="0.965628737367" calcext:value-type="float">
            <text:p>0.965628737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x_right_limit</text:p>
          </table:table-cell>
          <table:table-cell office:value-type="string" calcext:value-type="string">
            <text:p>moveit_pose</text:p>
          </table:table-cell>
          <table:table-cell office:value-type="float" office:value="0.57967983878" calcext:value-type="float">
            <text:p>0.5796798388</text:p>
          </table:table-cell>
          <table:table-cell office:value-type="float" office:value="1.07107096045" calcext:value-type="float">
            <text:p>1.0710709605</text:p>
          </table:table-cell>
          <table:table-cell office:value-type="float" office:value="0.524480078681" calcext:value-type="float">
            <text:p>0.52448007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zebo_pose</text:p>
          </table:table-cell>
          <table:table-cell office:value-type="float" office:value="0.469920720891" calcext:value-type="float">
            <text:p>0.4699207209</text:p>
          </table:table-cell>
          <table:table-cell office:value-type="float" office:value="0.965443669283" calcext:value-type="float">
            <text:p>0.9654436693</text:p>
          </table:table-cell>
          <table:table-cell office:value-type="float" office:value="1.41689571863" calcext:value-type="float">
            <text:p>1.4168957186</text:p>
          </table:table-cell>
          <table:table-cell office:value-type="float" office:value="0.599648667343" calcext:value-type="float">
            <text:p>0.5996486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_left_limit</text:p>
          </table:table-cell>
          <table:table-cell office:value-type="string" calcext:value-type="string">
            <text:p>moveit_pose</text:p>
          </table:table-cell>
          <table:table-cell office:value-type="float" office:value="-0.375964154799" calcext:value-type="float">
            <text:p>-0.3759641548</text:p>
          </table:table-cell>
          <table:table-cell office:value-type="float" office:value="1.07257878121" calcext:value-type="float">
            <text:p>1.0725787812</text:p>
          </table:table-cell>
          <table:table-cell office:value-type="float" office:value="0.527126265067" calcext:value-type="float">
            <text:p>0.52712626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zebo_pose</text:p>
          </table:table-cell>
          <table:table-cell office:value-type="float" office:value="-0.485739746637" calcext:value-type="float">
            <text:p>-0.4857397466</text:p>
          </table:table-cell>
          <table:table-cell office:value-type="float" office:value="0.966963962456" calcext:value-type="float">
            <text:p>0.9669639625</text:p>
          </table:table-cell>
          <table:table-cell office:value-type="float" office:value="1.41954505129" calcext:value-type="float">
            <text:p>1.4195450513</text:p>
          </table:table-cell>
          <table:table-cell office:value-type="float" office:value="0.613842807878" calcext:value-type="float">
            <text:p>0.613842807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z_low_limit</text:p>
          </table:table-cell>
          <table:table-cell office:value-type="string" calcext:value-type="string">
            <text:p>moveit_pose</text:p>
          </table:table-cell>
          <table:table-cell office:value-type="float" office:value="0.0563953163615" calcext:value-type="float">
            <text:p>0.0563953164</text:p>
          </table:table-cell>
          <table:table-cell office:value-type="float" office:value="1.06246923412" calcext:value-type="float">
            <text:p>1.0624692341</text:p>
          </table:table-cell>
          <table:table-cell office:value-type="float" office:value="0.20927027576" calcext:value-type="float">
            <text:p>0.20927027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zebo_pose</text:p>
          </table:table-cell>
          <table:table-cell office:value-type="float" office:value="-0.0533861362972" calcext:value-type="float">
            <text:p>-0.0533861363</text:p>
          </table:table-cell>
          <table:table-cell office:value-type="float" office:value="0.956825229291" calcext:value-type="float">
            <text:p>0.9568252293</text:p>
          </table:table-cell>
          <table:table-cell office:value-type="float" office:value="1.10167191695" calcext:value-type="float">
            <text:p>1.101671917</text:p>
          </table:table-cell>
          <table:table-cell office:value-type="float" office:value="0.0847575618219" calcext:value-type="float">
            <text:p>0.0847575618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28:49.114186831</meta:creation-date>
    <dc:date>2019-04-18T10:09:19.749181308</dc:date>
    <meta:editing-duration>PT40M27S</meta:editing-duration>
    <meta:editing-cycles>11</meta:editing-cycles>
    <meta:generator>LibreOffice/5.1.6.2$Linux_X86_64 LibreOffice_project/10m0$Build-2</meta:generator>
    <meta:document-statistic meta:table-count="1" meta:cell-count="87" meta:object-count="0"/>
  </office:meta>
</office:document-meta>
</file>